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, sans-serif"/>
    <style:font-face style:name="Arial1" svg:font-family="Arial, sans-serif-medium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 style:font-pitch="variable"/>
    <style:font-face style:name="Mangal2" svg:font-family="Mangal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Public Sans" svg:font-family="'Public Sans'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8.48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co1" style:family="table-column">
      <style:table-column-properties style:column-width="1.692cm" style:use-optimal-column-width="false"/>
    </style:style>
    <style:style style:name="co2" style:family="table-column">
      <style:table-column-properties style:column-width="1.587cm" style:use-optimal-column-width="false"/>
    </style:style>
    <style:style style:name="co3" style:family="table-column">
      <style:table-column-properties style:column-width="2.34cm" style:use-optimal-column-width="false"/>
    </style:style>
    <style:style style:name="co4" style:family="table-column">
      <style:table-column-properties style:column-width="2.339cm" style:use-optimal-column-width="false"/>
    </style:style>
    <style:style style:name="co5" style:family="table-column">
      <style:table-column-properties style:column-width="2.117cm" style:use-optimal-column-width="false"/>
    </style:style>
    <style:style style:name="co6" style:family="table-column">
      <style:table-column-properties style:column-width="2.172cm" style:use-optimal-column-width="false"/>
    </style:style>
    <style:style style:name="co7" style:family="table-column">
      <style:table-column-properties style:column-width="2.785cm" style:use-optimal-column-width="false"/>
    </style:style>
    <style:style style:name="co8" style:family="table-column">
      <style:table-column-properties style:column-width="2.395cm" style:use-optimal-column-width="false"/>
    </style:style>
    <style:style style:name="co9" style:family="table-column">
      <style:table-column-properties style:column-width="1.588cm" style:use-optimal-column-width="false"/>
    </style:style>
    <style:style style:name="ro1" style:family="table-row">
      <style:table-row-properties style:row-height="2.802cm" style:use-optimal-row-height="false"/>
    </style:style>
    <style:style style:name="ro2" style:family="table-row">
      <style:table-row-properties style:row-height="2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size="14pt" style:font-size-asian="14pt" style:font-size-complex="14pt"/>
    </style:style>
    <style:style style:name="ce2" style:family="table-cell">
      <loext:graphic-properties draw:textarea-vertical-align="middle"/>
      <style:paragraph-properties fo:text-align="center"/>
      <style:text-properties fo:font-size="12pt" style:font-size-asian="12pt" style:font-size-complex="12pt"/>
    </style:style>
    <style:style style:name="P1" style:family="paragraph">
      <style:text-properties fo:font-size="20pt" style:font-size-asian="20pt" style:font-size-complex="20pt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P3" style:family="paragraph">
      <loext:graphic-properties draw:fill="none" draw:fill-color="#ffffff"/>
      <style:text-properties fo:font-size="20pt" style:font-size-asian="20pt" style:font-size-complex="20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 draw:fill-color="#ffffff"/>
    </style:style>
    <style:style style:name="T1" style:family="text">
      <style:text-properties fo:color="#000000" loext:opacity="100%" fo:font-size="20pt" style:font-size-asian="20pt" style:font-name-complex="Public Sans" style:font-size-complex="20pt"/>
    </style:style>
    <style:style style:name="T2" style:family="text">
      <style:text-properties fo:color="#000000" loext:opacity="100%" style:font-name="Public Sans" fo:font-size="20pt" style:font-size-asian="20pt" style:font-name-complex="Public Sans" style:font-size-complex="20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000000" loext:opacity="100%" fo:font-size="20pt" fo:font-weight="bold" style:font-size-asian="20pt" style:font-name-complex="Public Sans" style:font-size-complex="20pt" style:font-weight-complex="bold"/>
    </style:style>
    <style:style style:name="T5" style:family="text">
      <style:text-properties fo:color="#000000" loext:opacity="100%" style:font-name="Public Sans" fo:font-size="20pt" style:font-name-asian="Public Sans" style:font-size-asian="20pt" style:font-name-complex="Public Sans" style:font-size-complex="20pt"/>
    </style:style>
    <style:style style:name="T6" style:family="text">
      <style:text-properties fo:color="#202124" loext:opacity="100%" style:font-name="Public Sans" fo:font-size="20pt" style:font-name-asian="Public Sans" style:font-size-asian="20pt" style:font-name-complex="Public Sans" style:font-size-complex="20pt"/>
    </style:style>
    <style:style style:name="T7" style:family="text">
      <style:text-properties style:font-name="Public Sans" fo:font-size="20pt" style:font-name-asian="Public Sans" style:font-size-asian="20pt" style:font-name-complex="Public Sans" style:font-size-complex="20pt"/>
    </style:style>
    <style:style style:name="T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19.59cm" svg:height="20.722cm" svg:x="1cm" svg:y="1cm">
          <draw:text-box>
            <text:p text:style-name="P1"><text:span text:style-name="T1">सेवा में </text:span><text:span text:style-name="T2">,</text:span></text:p>
            <text:p text:style-name="P1"><text:span text:style-name="T3">श्रीमान प्रधानाचार्य जी</text:span></text:p>
            <text:p text:style-name="P1"><text:span text:style-name="T3">MGGS Housing Board Bikaner</text:span></text:p>
            <text:p text:style-name="P1"><text:span text:style-name="T3"/></text:p>
            <text:p text:style-name="P1"><text:span text:style-name="T4">विषय</text:span><text:span text:style-name="T1"> </text:span><text:span text:style-name="T2">: </text:span><text:span text:style-name="T1">स्थानांतर प्रमाण पत्र </text:span><text:span text:style-name="T2">( </text:span><text:span text:style-name="T1">टीसी </text:span><text:span text:style-name="T2">) </text:span><text:span text:style-name="T1">हेतु आवेदन।</text:span></text:p>
            <text:p text:style-name="P1"><text:span text:style-name="T4">महोदय जी</text:span><text:span text:style-name="T1"> </text:span><text:span text:style-name="T2">,</text:span></text:p>
            <text:p text:style-name="P1"><text:span text:style-name="T5"><text:tab/></text:span><text:span text:style-name="T5">सविनय निवेदन इस प्रकार है। कि मेरा नाम </text:span><text:span text:style-name="T5">__________________________ </text:span><text:span text:style-name="T5">है। </text:span></text:p>
            <text:p text:style-name="P1"><text:span text:style-name="T5">और मेरे पुत्र </text:span><text:span text:style-name="T5">/ </text:span><text:span text:style-name="T6">पुत्री</text:span><text:span text:style-name="T5"> <text:s/>का नाम </text:span><text:span text:style-name="T5">______________________ </text:span><text:span text:style-name="T5">है। </text:span></text:p>
            <text:p text:style-name="P1"><text:span text:style-name="T5">जो आपके विद्यालय में </text:span><text:span text:style-name="T5">_________ </text:span><text:span text:style-name="T5">कक्षा में पढ़ रहा है।</text:span></text:p>
            <text:p text:style-name="P1"><text:span text:style-name="T5">_________________________________ <text:s/></text:span><text:span text:style-name="T6">के कारण</text:span><text:span text:style-name="T5"> टीसी की आवश्यकता होगी।</text:span><text:span text:style-name="T7"> </text:span></text:p>
            <text:p text:style-name="P1"><text:span text:style-name="T3"/></text:p>
            <text:p text:style-name="P1"><text:span text:style-name="T3"/></text:p>
            <text:p text:style-name="P1"><text:span text:style-name="T1">अत </text:span><text:span text:style-name="T2">: <text:s/></text:span><text:span text:style-name="T1">मेरा आपसे अनुरोध है कि कृपया मुझे स्थानांतर प्रमाण पत्र देने का कष्ट करें मैं आपका बहुत आभारी रहूंगा।</text:span></text:p>
            <text:p text:style-name="P1"><text:span text:style-name="T3">धन्यवाद।</text:span></text:p>
            <text:p text:style-name="P1"><text:span text:style-name="T1">दिनांक </text:span><text:span text:style-name="T2">: ______________</text:span></text:p>
            <text:p text:style-name="P1"><text:span text:style-name="T3">______________________</text:span></text:p>
            <text:p text:style-name="P1"><text:span text:style-name="T3">____________________</text:span></text:p>
            <text:p text:style-name="P1"><text:span text:style-name="T3"/></text:p>
            <text:p text:style-name="P1"><text:span text:style-name="T3"/></text:p>
            <text:p text:style-name="P1"><text:span text:style-name="T3">For office Work</text:span></text:p>
            <text:p text:style-name="P2"><text:span text:style-name="T3"/></text:p>
            <text:p text:style-name="P1"><text:span text:style-name="T3"/></text:p>
          </draw:text-box>
        </draw:frame>
        <draw:frame draw:style-name="standard" draw:layer="layout" svg:width="19.014cm" svg:height="4.801cm" svg:x="0.935cm" svg:y="20.14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1" table:default-cell-style-name="ce1">
              <table:table-cell>
                <text:p text:style-name="P4">SRNO</text:p>
              </table:table-cell>
              <table:table-cell>
                <text:p text:style-name="P4">Class</text:p>
              </table:table-cell>
              <table:table-cell table:style-name="ce2">
                <text:p text:style-name="P5">Admission Date</text:p>
              </table:table-cell>
              <table:table-cell table:style-name="ce2">
                <text:p text:style-name="P5">Admission Class</text:p>
              </table:table-cell>
              <table:table-cell table:style-name="ce2">
                <text:p text:style-name="P5"><text:span text:style-name="T8">Previous Result</text:span></text:p>
              </table:table-cell>
              <table:table-cell>
                <text:p text:style-name="P4">Total Working Days</text:p>
              </table:table-cell>
              <table:table-cell>
                <text:p text:style-name="P4">Attendance</text:p>
              </table:table-cell>
              <table:table-cell>
                <text:p text:style-name="P4">Character</text:p>
              </table:table-cell>
              <table:table-cell>
                <text:p text:style-name="P4">TC Date</text:p>
              </table:table-cell>
            </table:table-row>
            <table:table-row table:style-name="ro2" table:default-cell-style-name="bg-none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" draw:text-style-name="P6" draw:layer="layout" svg:width="20.002cm" svg:height="2.384cm" svg:x="1cm" svg:y="25.447cm">
          <draw:text-box>
            <text:p/>
            <text:p>_______________<text:tab/><text:tab/>_____________<text:tab/><text:tab/><text:tab/>___________</text:p>
            <text:p><text:s text:c="3"/>Class Teacher<text:tab/><text:tab/><text:tab/> <text:s text:c="5"/>BOOKS<text:tab/><text:tab/><text:tab/><text:tab/> <text:s text:c="2"/>Principal</text:p>
          </draw:text-box>
        </draw:frame>
      </draw:page>
      <draw:page draw:name="page2" draw:style-name="dp1" draw:master-page-name="Default">
        <draw:frame draw:style-name="gr1" draw:text-style-name="P3" draw:layer="layout" svg:width="19.59cm" svg:height="20.722cm" svg:x="1cm" svg:y="1cm">
          <draw:text-box>
            <text:p text:style-name="P1"><text:span text:style-name="T1">सेवा में </text:span><text:span text:style-name="T2">,</text:span></text:p>
            <text:p text:style-name="P1"><text:span text:style-name="T3">श्रीमान प्रधानाचार्य जी</text:span></text:p>
            <text:p text:style-name="P1"><text:span text:style-name="T3">MGGS Housing Board Bikaner</text:span></text:p>
            <text:p text:style-name="P1"><text:span text:style-name="T3"/></text:p>
            <text:p text:style-name="P1"><text:span text:style-name="T4">विषय</text:span><text:span text:style-name="T1"> </text:span><text:span text:style-name="T2">: </text:span><text:span text:style-name="T1">स्थानांतर प्रमाण पत्र </text:span><text:span text:style-name="T2">( </text:span><text:span text:style-name="T1">टीसी </text:span><text:span text:style-name="T2">) </text:span><text:span text:style-name="T1">हेतु आवेदन।</text:span></text:p>
            <text:p text:style-name="P1"><text:span text:style-name="T4">महोदय जी</text:span><text:span text:style-name="T1"> </text:span><text:span text:style-name="T2">,</text:span></text:p>
            <text:p text:style-name="P1"><text:span text:style-name="T5"><text:tab/></text:span><text:span text:style-name="T5">सविनय निवेदन इस प्रकार है। कि मेरा नाम </text:span><text:span text:style-name="T5">__________________________ </text:span><text:span text:style-name="T5">है। </text:span></text:p>
            <text:p text:style-name="P1"><text:span text:style-name="T5">और मेरे पुत्र </text:span><text:span text:style-name="T5">/ </text:span><text:span text:style-name="T6">पुत्री</text:span><text:span text:style-name="T5"> <text:s/>का नाम </text:span><text:span text:style-name="T5">______________________ </text:span><text:span text:style-name="T5">है। </text:span></text:p>
            <text:p text:style-name="P1"><text:span text:style-name="T5">जो आपके विद्यालय में </text:span><text:span text:style-name="T5">_________ </text:span><text:span text:style-name="T5">कक्षा में पढ़ रहा है।</text:span></text:p>
            <text:p text:style-name="P1"><text:span text:style-name="T5">_________________________________ <text:s/></text:span><text:span text:style-name="T6">के कारण</text:span><text:span text:style-name="T5"> टीसी की आवश्यकता होगी।</text:span><text:span text:style-name="T7"> </text:span></text:p>
            <text:p text:style-name="P1"><text:span text:style-name="T3"/></text:p>
            <text:p text:style-name="P1"><text:span text:style-name="T3"/></text:p>
            <text:p text:style-name="P1"><text:span text:style-name="T1">अत </text:span><text:span text:style-name="T2">: <text:s/></text:span><text:span text:style-name="T1">मेरा आपसे अनुरोध है कि कृपया मुझे स्थानांतर प्रमाण पत्र देने का कष्ट करें मैं आपका बहुत आभारी रहूंगा।</text:span></text:p>
            <text:p text:style-name="P1"><text:span text:style-name="T3">धन्यवाद।</text:span></text:p>
            <text:p text:style-name="P1"><text:span text:style-name="T1">दिनांक </text:span><text:span text:style-name="T2">: ______________</text:span></text:p>
            <text:p text:style-name="P1"><text:span text:style-name="T3">______________________</text:span></text:p>
            <text:p text:style-name="P1"><text:span text:style-name="T3">____________________</text:span></text:p>
            <text:p text:style-name="P1"><text:span text:style-name="T3"/></text:p>
            <text:p text:style-name="P1"><text:span text:style-name="T3"/></text:p>
            <text:p text:style-name="P1"><text:span text:style-name="T3">For office Work</text:span></text:p>
            <text:p text:style-name="P2"><text:span text:style-name="T3"/></text:p>
            <text:p text:style-name="P1"><text:span text:style-name="T3"/></text:p>
          </draw:text-box>
        </draw:frame>
        <draw:frame draw:style-name="standard" draw:layer="layout" svg:width="19.014cm" svg:height="4.801cm" svg:x="0.935cm" svg:y="20.14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1" table:default-cell-style-name="ce1">
              <table:table-cell>
                <text:p text:style-name="P4">SRNO</text:p>
              </table:table-cell>
              <table:table-cell>
                <text:p text:style-name="P4">Class</text:p>
              </table:table-cell>
              <table:table-cell table:style-name="ce2">
                <text:p text:style-name="P5">Admission Date</text:p>
              </table:table-cell>
              <table:table-cell table:style-name="ce2">
                <text:p text:style-name="P5">Admission Class</text:p>
              </table:table-cell>
              <table:table-cell table:style-name="ce2">
                <text:p text:style-name="P5"><text:span text:style-name="T8">Previous Result</text:span></text:p>
              </table:table-cell>
              <table:table-cell>
                <text:p text:style-name="P4">Total Working Days</text:p>
              </table:table-cell>
              <table:table-cell>
                <text:p text:style-name="P4">Attendance</text:p>
              </table:table-cell>
              <table:table-cell>
                <text:p text:style-name="P4">Character</text:p>
              </table:table-cell>
              <table:table-cell>
                <text:p text:style-name="P4">TC Date</text:p>
              </table:table-cell>
            </table:table-row>
            <table:table-row table:style-name="ro2" table:default-cell-style-name="bg-none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2" draw:text-style-name="P6" draw:layer="layout" svg:width="20.002cm" svg:height="2.384cm" svg:x="1cm" svg:y="25.447cm">
          <draw:text-box>
            <text:p/>
            <text:p>_______________<text:tab/><text:tab/>_____________<text:tab/><text:tab/><text:tab/>___________</text:p>
            <text:p><text:s text:c="3"/>Class Teacher<text:tab/><text:tab/><text:tab/> <text:s text:c="5"/>BOOKS<text:tab/><text:tab/><text:tab/><text:tab/> <text:s text:c="2"/>Principa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, sans-serif"/>
    <style:font-face style:name="Arial1" svg:font-family="Arial, sans-serif-medium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 style:font-pitch="variable"/>
    <style:font-face style:name="Mangal2" svg:font-family="Mangal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Public Sans" svg:font-family="'Public Sans'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12pt" fo:language="en" fo:country="US" style:letter-kerning="true" style:font-name-asian="F" style:font-family-generic-asian="roman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Strong_20_Emphasis" style:display-name="Strong Emphasis" style:family="graphic">
      <style:paragraph-properties style:text-autospace="none"/>
      <style:text-properties fo:font-weight="bold" style:font-weight-complex="bold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Microsoft YaHei1" style:font-family-asian="'Microsoft YaHei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Index_20_Heading" style:display-name="Index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Microsoft YaHei1" style:font-family-asian="'Microsoft YaHei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Index" style:family="graphic">
      <style:paragraph-properties style:text-autospace="none"/>
      <style:text-properties style:font-name-complex="Mangal2" style:font-family-complex="Mangal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Mangal2" style:font-family-complex="Mangal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7-04T14:00:50.364000000</meta:creation-date>
    <dc:date>2025-07-04T14:13:21.889000000</dc:date>
    <meta:editing-duration>PT12M29S</meta:editing-duration>
    <meta:editing-cycles>6</meta:editing-cycles>
    <meta:generator>LibreOffice/7.5.3.2$Windows_x86 LibreOffice_project/9f56dff12ba03b9acd7730a5a481eea045e468f3</meta:generator>
    <meta:document-statistic meta:object-count="6"/>
  </office:meta>
</office:document-meta>
</file>